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fo:border="solid #ff0000"/>
    </style:style>
    <style:style style:name="P1" style:family="paragraph">
      <style:paragraph-properties fo:text-align="center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textarea form:name="TextBox" form:control-implementation="ooo:com.sun.star.form.component.TextField" xml:id="control1" form:id="control1" form:convert-empty-to-null="true" form:linked-cell="Sheet1.J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table:table-column table:style-name="co1" table:number-columns-repeated="10" table:default-cell-style-name="Default"/>
        <table:table-row table:style-name="ro1"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table:number-matrix-columns-spanned="3" table:number-matrix-rows-spanned="1" table:formula="of:=LINEST([.$C$2:.$C$26];[.$A$2:.$B$26])" office:value-type="float" office:value="-2.91943515421776">
            <text:p>-2,92</text:p>
          </table:table-cell>
          <table:table-cell office:value-type="float" office:value="0.660000000000005">
            <text:p>0,66</text:p>
          </table:table-cell>
          <table:table-cell office:value-type="float" office:value="106.090628019324">
            <text:p>106,09</text:p>
          </table:table-cell>
          <table:table-cell table:number-columns-repeated="2"/>
        </table:table-row>
        <table:table-row table:style-name="ro1">
          <table:table-cell table:formula="of:=ROW()-14" office:value-type="float" office:value="-12">
            <text:p>-12</text:p>
          </table:table-cell>
          <table:table-cell table:formula="of:=[.A2]^2" office:value-type="float" office:value="144">
            <text:p>144</text:p>
          </table:table-cell>
          <table:table-cell table:formula="of:=-3*[.A2]^2+2*N([.A1])+RANDBETWEEN(-50;50)+100" office:value-type="float" office:value="-335">
            <text:p>-335</text:p>
          </table:table-cell>
          <table:table-cell table:formula="of:=[.$F$1]*[.$A2]^2+[.$A2]*[.$G$1]+[.$H$1]" office:value-type="float" office:value="-322.228034188034">
            <text:p>-322,23</text:p>
          </table:table-cell>
          <table:table-cell/>
          <table:table-cell table:formula="of:=TEXT([.F$1];&quot;+#&quot;&amp;[.$I$2]&amp;&quot;00;-#&quot;&amp;[.$I$2]&amp;&quot;00&quot;)" office:value-type="string" office:string-value="-2,92">
            <text:p>-2,92</text:p>
          </table:table-cell>
          <table:table-cell table:formula="of:=TEXT([.G$1];&quot;+#&quot;&amp;[.$I$2]&amp;&quot;00;-#&quot;&amp;[.$I$2]&amp;&quot;00&quot;)" office:value-type="string" office:string-value="+,66">
            <text:p>+,66</text:p>
          </table:table-cell>
          <table:table-cell table:formula="of:=TEXT([.H$1];&quot;+#&quot;&amp;[.$I$2]&amp;&quot;00;-#&quot;&amp;[.$I$2]&amp;&quot;00&quot;)" office:value-type="string" office:string-value="+106,09">
            <text:p>+106,09</text:p>
          </table:table-cell>
          <table:table-cell table:formula="of:=MID(PI();2;1)" office:value-type="string" office:string-value=",">
            <text:p>,</text:p>
          </table:table-cell>
          <table:table-cell table:formula="of:=&quot;y = &quot;&amp;[.$F2]&amp;&quot;*x^2 &quot;&amp;[.$G2]&amp;&quot;*x &quot;&amp;[.$H2]" office:value-type="string" office:string-value="y = -2,92*x^2 +,66*x +106,09">
            <text:p>y = -2,92*x^2 +,66*x +106,09</text:p>
          </table:table-cell>
        </table:table-row>
        <table:table-row table:style-name="ro1">
          <table:table-cell table:formula="of:=ROW()-14" office:value-type="float" office:value="-11">
            <text:p>-11</text:p>
          </table:table-cell>
          <table:table-cell table:formula="of:=[.A3]^2" office:value-type="float" office:value="121">
            <text:p>121</text:p>
          </table:table-cell>
          <table:table-cell table:formula="of:=-3*[.A3]^2+2*N([.A2])+RANDBETWEEN(-50;50)+100" office:value-type="float" office:value="-242">
            <text:p>-242</text:p>
          </table:table-cell>
          <table:table-cell table:formula="of:=[.$F$1]*[.$A3]^2+[.$A3]*[.$G$1]+[.$H$1]" office:value-type="float" office:value="-254.421025641026">
            <text:p>-254,42</text:p>
          </table:table-cell>
          <table:table-cell table:number-columns-repeated="6"/>
        </table:table-row>
        <table:table-row table:style-name="ro1">
          <table:table-cell table:formula="of:=ROW()-14" office:value-type="float" office:value="-10">
            <text:p>-10</text:p>
          </table:table-cell>
          <table:table-cell table:formula="of:=[.A4]^2" office:value-type="float" office:value="100">
            <text:p>100</text:p>
          </table:table-cell>
          <table:table-cell table:formula="of:=-3*[.A4]^2+2*N([.A3])+RANDBETWEEN(-50;50)+100" office:value-type="float" office:value="-181">
            <text:p>-181</text:p>
          </table:table-cell>
          <table:table-cell table:formula="of:=[.$F$1]*[.$A4]^2+[.$A4]*[.$G$1]+[.$H$1]" office:value-type="float" office:value="-192.452887402453">
            <text:p>-192,45</text:p>
          </table:table-cell>
          <table:table-cell/>
          <table:table-cell>
            <draw:g table:end-cell-address="Sheet1.K27" table:end-x="1.377cm" table:end-y="0.161cm" draw:z-index="0">
              <draw:frame draw:style-name="gr1" svg:width="11.869cm" svg:height="9.36cm" svg:x="0.799cm" svg:y="1.189cm">
                <draw:object xlink:href="./Object 1" xlink:type="simple" xlink:show="embed" xlink:actuate="onLoad">
                  <text:p/>
                </draw:object>
                <draw:image xlink:href="./ObjectReplacements/Object 1" xlink:type="simple" xlink:show="embed" xlink:actuate="onLoad"/>
              </draw:frame>
              <draw:control draw:style-name="gr2" draw:text-style-name="P1" svg:width="7.408cm" svg:height="1.004cm" svg:x="4.382cm" svg:y="0.001cm" draw:control="control1"/>
            </draw:g>
          </table:table-cell>
          <table:table-cell table:number-columns-repeated="4"/>
        </table:table-row>
        <table:table-row table:style-name="ro1">
          <table:table-cell table:formula="of:=ROW()-14" office:value-type="float" office:value="-9">
            <text:p>-9</text:p>
          </table:table-cell>
          <table:table-cell table:formula="of:=[.A5]^2" office:value-type="float" office:value="81">
            <text:p>81</text:p>
          </table:table-cell>
          <table:table-cell table:formula="of:=-3*[.A5]^2+2*N([.A4])+RANDBETWEEN(-50;50)+100" office:value-type="float" office:value="-124">
            <text:p>-124</text:p>
          </table:table-cell>
          <table:table-cell table:formula="of:=[.$F$1]*[.$A5]^2+[.$A5]*[.$G$1]+[.$H$1]" office:value-type="float" office:value="-136.323619472315">
            <text:p>-136,32</text:p>
          </table:table-cell>
          <table:table-cell table:number-columns-repeated="6"/>
        </table:table-row>
        <table:table-row table:style-name="ro1">
          <table:table-cell table:formula="of:=ROW()-14" office:value-type="float" office:value="-8">
            <text:p>-8</text:p>
          </table:table-cell>
          <table:table-cell table:formula="of:=[.A6]^2" office:value-type="float" office:value="64">
            <text:p>64</text:p>
          </table:table-cell>
          <table:table-cell table:formula="of:=-3*[.A6]^2+2*N([.A5])+RANDBETWEEN(-50;50)+100" office:value-type="float" office:value="-86">
            <text:p>-86</text:p>
          </table:table-cell>
          <table:table-cell table:formula="of:=[.$F$1]*[.$A6]^2+[.$A6]*[.$G$1]+[.$H$1]" office:value-type="float" office:value="-86.0332218506132">
            <text:p>-86,03</text:p>
          </table:table-cell>
          <table:table-cell table:number-columns-repeated="6"/>
        </table:table-row>
        <table:table-row table:style-name="ro1">
          <table:table-cell table:formula="of:=ROW()-14" office:value-type="float" office:value="-7">
            <text:p>-7</text:p>
          </table:table-cell>
          <table:table-cell table:formula="of:=[.A7]^2" office:value-type="float" office:value="49">
            <text:p>49</text:p>
          </table:table-cell>
          <table:table-cell table:formula="of:=-3*[.A7]^2+2*N([.A6])+RANDBETWEEN(-50;50)+100" office:value-type="float" office:value="-104">
            <text:p>-104</text:p>
          </table:table-cell>
          <table:table-cell table:formula="of:=[.$F$1]*[.$A7]^2+[.$A7]*[.$G$1]+[.$H$1]" office:value-type="float" office:value="-41.5816945373468">
            <text:p>-41,58</text:p>
          </table:table-cell>
          <table:table-cell table:number-columns-repeated="6"/>
        </table:table-row>
        <table:table-row table:style-name="ro1">
          <table:table-cell table:formula="of:=ROW()-14" office:value-type="float" office:value="-6">
            <text:p>-6</text:p>
          </table:table-cell>
          <table:table-cell table:formula="of:=[.A8]^2" office:value-type="float" office:value="36">
            <text:p>36</text:p>
          </table:table-cell>
          <table:table-cell table:formula="of:=-3*[.A8]^2+2*N([.A7])+RANDBETWEEN(-50;50)+100" office:value-type="float" office:value="-9">
            <text:p>-9</text:p>
          </table:table-cell>
          <table:table-cell table:formula="of:=[.$F$1]*[.$A8]^2+[.$A8]*[.$G$1]+[.$H$1]" office:value-type="float" office:value="-2.96903753251584">
            <text:p>-2,97</text:p>
          </table:table-cell>
          <table:table-cell table:number-columns-repeated="6"/>
        </table:table-row>
        <table:table-row table:style-name="ro1">
          <table:table-cell table:formula="of:=ROW()-14" office:value-type="float" office:value="-5">
            <text:p>-5</text:p>
          </table:table-cell>
          <table:table-cell table:formula="of:=[.A9]^2" office:value-type="float" office:value="25">
            <text:p>25</text:p>
          </table:table-cell>
          <table:table-cell table:formula="of:=-3*[.A9]^2+2*N([.A8])+RANDBETWEEN(-50;50)+100" office:value-type="float" office:value="42">
            <text:p>42</text:p>
          </table:table-cell>
          <table:table-cell table:formula="of:=[.$F$1]*[.$A9]^2+[.$A9]*[.$G$1]+[.$H$1]" office:value-type="float" office:value="29.8047491638795">
            <text:p>29,8</text:p>
          </table:table-cell>
          <table:table-cell table:number-columns-repeated="6"/>
        </table:table-row>
        <table:table-row table:style-name="ro1">
          <table:table-cell table:formula="of:=ROW()-14" office:value-type="float" office:value="-4">
            <text:p>-4</text:p>
          </table:table-cell>
          <table:table-cell table:formula="of:=[.A10]^2" office:value-type="float" office:value="16">
            <text:p>16</text:p>
          </table:table-cell>
          <table:table-cell table:formula="of:=-3*[.A10]^2+2*N([.A9])+RANDBETWEEN(-50;50)+100" office:value-type="float" office:value="65">
            <text:p>65</text:p>
          </table:table-cell>
          <table:table-cell table:formula="of:=[.$F$1]*[.$A10]^2+[.$A10]*[.$G$1]+[.$H$1]" office:value-type="float" office:value="56.7396655518394">
            <text:p>56,74</text:p>
          </table:table-cell>
          <table:table-cell table:number-columns-repeated="6"/>
        </table:table-row>
        <table:table-row table:style-name="ro1">
          <table:table-cell table:formula="of:=ROW()-14" office:value-type="float" office:value="-3">
            <text:p>-3</text:p>
          </table:table-cell>
          <table:table-cell table:formula="of:=[.A11]^2" office:value-type="float" office:value="9">
            <text:p>9</text:p>
          </table:table-cell>
          <table:table-cell table:formula="of:=-3*[.A11]^2+2*N([.A10])+RANDBETWEEN(-50;50)+100" office:value-type="float" office:value="101">
            <text:p>101</text:p>
          </table:table-cell>
          <table:table-cell table:formula="of:=[.$F$1]*[.$A11]^2+[.$A11]*[.$G$1]+[.$H$1]" office:value-type="float" office:value="77.8357116313638">
            <text:p>77,84</text:p>
          </table:table-cell>
          <table:table-cell table:number-columns-repeated="6"/>
        </table:table-row>
        <table:table-row table:style-name="ro1">
          <table:table-cell table:formula="of:=ROW()-14" office:value-type="float" office:value="-2">
            <text:p>-2</text:p>
          </table:table-cell>
          <table:table-cell table:formula="of:=[.A12]^2" office:value-type="float" office:value="4">
            <text:p>4</text:p>
          </table:table-cell>
          <table:table-cell table:formula="of:=-3*[.A12]^2+2*N([.A11])+RANDBETWEEN(-50;50)+100" office:value-type="float" office:value="122">
            <text:p>122</text:p>
          </table:table-cell>
          <table:table-cell table:formula="of:=[.$F$1]*[.$A12]^2+[.$A12]*[.$G$1]+[.$H$1]" office:value-type="float" office:value="93.0928874024526">
            <text:p>93,09</text:p>
          </table:table-cell>
          <table:table-cell table:number-columns-repeated="6"/>
        </table:table-row>
        <table:table-row table:style-name="ro1">
          <table:table-cell table:formula="of:=ROW()-14" office:value-type="float" office:value="-1">
            <text:p>-1</text:p>
          </table:table-cell>
          <table:table-cell table:formula="of:=[.A13]^2" office:value-type="float" office:value="1">
            <text:p>1</text:p>
          </table:table-cell>
          <table:table-cell table:formula="of:=-3*[.A13]^2+2*N([.A12])+RANDBETWEEN(-50;50)+100" office:value-type="float" office:value="109">
            <text:p>109</text:p>
          </table:table-cell>
          <table:table-cell table:formula="of:=[.$F$1]*[.$A13]^2+[.$A13]*[.$G$1]+[.$H$1]" office:value-type="float" office:value="102.511192865106">
            <text:p>102,51</text:p>
          </table:table-cell>
          <table:table-cell table:number-columns-repeated="6"/>
        </table:table-row>
        <table:table-row table:style-name="ro1">
          <table:table-cell table:formula="of:=ROW()-14" office:value-type="float" office:value="0">
            <text:p>0</text:p>
          </table:table-cell>
          <table:table-cell table:formula="of:=[.A14]^2" office:value-type="float" office:value="0">
            <text:p>0</text:p>
          </table:table-cell>
          <table:table-cell table:formula="of:=-3*[.A14]^2+2*N([.A13])+RANDBETWEEN(-50;50)+100" office:value-type="float" office:value="99">
            <text:p>99</text:p>
          </table:table-cell>
          <table:table-cell table:formula="of:=[.$F$1]*[.$A14]^2+[.$A14]*[.$G$1]+[.$H$1]" office:value-type="float" office:value="106.090628019324">
            <text:p>106,09</text:p>
          </table:table-cell>
          <table:table-cell table:number-columns-repeated="6"/>
        </table:table-row>
        <table:table-row table:style-name="ro1">
          <table:table-cell table:formula="of:=ROW()-14" office:value-type="float" office:value="1">
            <text:p>1</text:p>
          </table:table-cell>
          <table:table-cell table:formula="of:=[.A15]^2" office:value-type="float" office:value="1">
            <text:p>1</text:p>
          </table:table-cell>
          <table:table-cell table:formula="of:=-3*[.A15]^2+2*N([.A14])+RANDBETWEEN(-50;50)+100" office:value-type="float" office:value="109">
            <text:p>109</text:p>
          </table:table-cell>
          <table:table-cell table:formula="of:=[.$F$1]*[.$A15]^2+[.$A15]*[.$G$1]+[.$H$1]" office:value-type="float" office:value="103.831192865106">
            <text:p>103,83</text:p>
          </table:table-cell>
          <table:table-cell table:number-columns-repeated="6"/>
        </table:table-row>
        <table:table-row table:style-name="ro1">
          <table:table-cell table:formula="of:=ROW()-14" office:value-type="float" office:value="2">
            <text:p>2</text:p>
          </table:table-cell>
          <table:table-cell table:formula="of:=[.A16]^2" office:value-type="float" office:value="4">
            <text:p>4</text:p>
          </table:table-cell>
          <table:table-cell table:formula="of:=-3*[.A16]^2+2*N([.A15])+RANDBETWEEN(-50;50)+100" office:value-type="float" office:value="92">
            <text:p>92</text:p>
          </table:table-cell>
          <table:table-cell table:formula="of:=[.$F$1]*[.$A16]^2+[.$A16]*[.$G$1]+[.$H$1]" office:value-type="float" office:value="95.7328874024526">
            <text:p>95,73</text:p>
          </table:table-cell>
          <table:table-cell table:number-columns-repeated="6"/>
        </table:table-row>
        <table:table-row table:style-name="ro1">
          <table:table-cell table:formula="of:=ROW()-14" office:value-type="float" office:value="3">
            <text:p>3</text:p>
          </table:table-cell>
          <table:table-cell table:formula="of:=[.A17]^2" office:value-type="float" office:value="9">
            <text:p>9</text:p>
          </table:table-cell>
          <table:table-cell table:formula="of:=-3*[.A17]^2+2*N([.A16])+RANDBETWEEN(-50;50)+100" office:value-type="float" office:value="54">
            <text:p>54</text:p>
          </table:table-cell>
          <table:table-cell table:formula="of:=[.$F$1]*[.$A17]^2+[.$A17]*[.$G$1]+[.$H$1]" office:value-type="float" office:value="81.7957116313638">
            <text:p>81,8</text:p>
          </table:table-cell>
          <table:table-cell table:number-columns-repeated="6"/>
        </table:table-row>
        <table:table-row table:style-name="ro1">
          <table:table-cell table:formula="of:=ROW()-14" office:value-type="float" office:value="4">
            <text:p>4</text:p>
          </table:table-cell>
          <table:table-cell table:formula="of:=[.A18]^2" office:value-type="float" office:value="16">
            <text:p>16</text:p>
          </table:table-cell>
          <table:table-cell table:formula="of:=-3*[.A18]^2+2*N([.A17])+RANDBETWEEN(-50;50)+100" office:value-type="float" office:value="17">
            <text:p>17</text:p>
          </table:table-cell>
          <table:table-cell table:formula="of:=[.$F$1]*[.$A18]^2+[.$A18]*[.$G$1]+[.$H$1]" office:value-type="float" office:value="62.0196655518395">
            <text:p>62,02</text:p>
          </table:table-cell>
          <table:table-cell table:number-columns-repeated="6"/>
        </table:table-row>
        <table:table-row table:style-name="ro1">
          <table:table-cell table:formula="of:=ROW()-14" office:value-type="float" office:value="5">
            <text:p>5</text:p>
          </table:table-cell>
          <table:table-cell table:formula="of:=[.A19]^2" office:value-type="float" office:value="25">
            <text:p>25</text:p>
          </table:table-cell>
          <table:table-cell table:formula="of:=-3*[.A19]^2+2*N([.A18])+RANDBETWEEN(-50;50)+100" office:value-type="float" office:value="55">
            <text:p>55</text:p>
          </table:table-cell>
          <table:table-cell table:formula="of:=[.$F$1]*[.$A19]^2+[.$A19]*[.$G$1]+[.$H$1]" office:value-type="float" office:value="36.4047491638796">
            <text:p>36,4</text:p>
          </table:table-cell>
          <table:table-cell table:number-columns-repeated="6"/>
        </table:table-row>
        <table:table-row table:style-name="ro1">
          <table:table-cell table:formula="of:=ROW()-14" office:value-type="float" office:value="6">
            <text:p>6</text:p>
          </table:table-cell>
          <table:table-cell table:formula="of:=[.A20]^2" office:value-type="float" office:value="36">
            <text:p>36</text:p>
          </table:table-cell>
          <table:table-cell table:formula="of:=-3*[.A20]^2+2*N([.A19])+RANDBETWEEN(-50;50)+100" office:value-type="float" office:value="47">
            <text:p>47</text:p>
          </table:table-cell>
          <table:table-cell table:formula="of:=[.$F$1]*[.$A20]^2+[.$A20]*[.$G$1]+[.$H$1]" office:value-type="float" office:value="4.95096246748423">
            <text:p>4,95</text:p>
          </table:table-cell>
          <table:table-cell table:number-columns-repeated="6"/>
        </table:table-row>
        <table:table-row table:style-name="ro1">
          <table:table-cell table:formula="of:=ROW()-14" office:value-type="float" office:value="7">
            <text:p>7</text:p>
          </table:table-cell>
          <table:table-cell table:formula="of:=[.A21]^2" office:value-type="float" office:value="49">
            <text:p>49</text:p>
          </table:table-cell>
          <table:table-cell table:formula="of:=-3*[.A21]^2+2*N([.A20])+RANDBETWEEN(-50;50)+100" office:value-type="float" office:value="12">
            <text:p>12</text:p>
          </table:table-cell>
          <table:table-cell table:formula="of:=[.$F$1]*[.$A21]^2+[.$A21]*[.$G$1]+[.$H$1]" office:value-type="float" office:value="-32.3416945373467">
            <text:p>-32,34</text:p>
          </table:table-cell>
          <table:table-cell table:number-columns-repeated="6"/>
        </table:table-row>
        <table:table-row table:style-name="ro1">
          <table:table-cell table:formula="of:=ROW()-14" office:value-type="float" office:value="8">
            <text:p>8</text:p>
          </table:table-cell>
          <table:table-cell table:formula="of:=[.A22]^2" office:value-type="float" office:value="64">
            <text:p>64</text:p>
          </table:table-cell>
          <table:table-cell table:formula="of:=-3*[.A22]^2+2*N([.A21])+RANDBETWEEN(-50;50)+100" office:value-type="float" office:value="-107">
            <text:p>-107</text:p>
          </table:table-cell>
          <table:table-cell table:formula="of:=[.$F$1]*[.$A22]^2+[.$A22]*[.$G$1]+[.$H$1]" office:value-type="float" office:value="-75.4732218506131">
            <text:p>-75,47</text:p>
          </table:table-cell>
          <table:table-cell table:number-columns-repeated="6"/>
        </table:table-row>
        <table:table-row table:style-name="ro1">
          <table:table-cell table:formula="of:=ROW()-14" office:value-type="float" office:value="9">
            <text:p>9</text:p>
          </table:table-cell>
          <table:table-cell table:formula="of:=[.A23]^2" office:value-type="float" office:value="81">
            <text:p>81</text:p>
          </table:table-cell>
          <table:table-cell table:formula="of:=-3*[.A23]^2+2*N([.A22])+RANDBETWEEN(-50;50)+100" office:value-type="float" office:value="-164">
            <text:p>-164</text:p>
          </table:table-cell>
          <table:table-cell table:formula="of:=[.$F$1]*[.$A23]^2+[.$A23]*[.$G$1]+[.$H$1]" office:value-type="float" office:value="-124.443619472315">
            <text:p>-124,44</text:p>
          </table:table-cell>
          <table:table-cell table:number-columns-repeated="6"/>
        </table:table-row>
        <table:table-row table:style-name="ro1">
          <table:table-cell table:formula="of:=ROW()-14" office:value-type="float" office:value="10">
            <text:p>10</text:p>
          </table:table-cell>
          <table:table-cell table:formula="of:=[.A24]^2" office:value-type="float" office:value="100">
            <text:p>100</text:p>
          </table:table-cell>
          <table:table-cell table:formula="of:=-3*[.A24]^2+2*N([.A23])+RANDBETWEEN(-50;50)+100" office:value-type="float" office:value="-203">
            <text:p>-203</text:p>
          </table:table-cell>
          <table:table-cell table:formula="of:=[.$F$1]*[.$A24]^2+[.$A24]*[.$G$1]+[.$H$1]" office:value-type="float" office:value="-179.252887402453">
            <text:p>-179,25</text:p>
          </table:table-cell>
          <table:table-cell table:number-columns-repeated="6"/>
        </table:table-row>
        <table:table-row table:style-name="ro1">
          <table:table-cell table:formula="of:=ROW()-14" office:value-type="float" office:value="11">
            <text:p>11</text:p>
          </table:table-cell>
          <table:table-cell table:formula="of:=[.A25]^2" office:value-type="float" office:value="121">
            <text:p>121</text:p>
          </table:table-cell>
          <table:table-cell table:formula="of:=-3*[.A25]^2+2*N([.A24])+RANDBETWEEN(-50;50)+100" office:value-type="float" office:value="-248">
            <text:p>-248</text:p>
          </table:table-cell>
          <table:table-cell table:formula="of:=[.$F$1]*[.$A25]^2+[.$A25]*[.$G$1]+[.$H$1]" office:value-type="float" office:value="-239.901025641026">
            <text:p>-239,9</text:p>
          </table:table-cell>
          <table:table-cell table:number-columns-repeated="6"/>
        </table:table-row>
        <table:table-row table:style-name="ro1">
          <table:table-cell table:formula="of:=ROW()-14" office:value-type="float" office:value="12">
            <text:p>12</text:p>
          </table:table-cell>
          <table:table-cell table:formula="of:=[.A26]^2" office:value-type="float" office:value="144">
            <text:p>144</text:p>
          </table:table-cell>
          <table:table-cell table:formula="of:=-3*[.A26]^2+2*N([.A25])+RANDBETWEEN(-50;50)+100" office:value-type="float" office:value="-264">
            <text:p>-264</text:p>
          </table:table-cell>
          <table:table-cell table:formula="of:=[.$F$1]*[.$A26]^2+[.$A26]*[.$G$1]+[.$H$1]" office:value-type="float" office:value="-306.388034188034">
            <text:p>-306,39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-100 -100 200 200" svg:d="M100 0c0 18-4 34-13 50-10 16-21 27-37 37-16 9-32 13-50 13s-34-4-50-13c-16-10-27-21-37-37-9-16-13-32-13-50s4-34 13-50c10-16 21-27 37-37 16-9 32-13 50-13s34 4 50 13c16 10 27 21 37 37 9 16 13 32 13 50z"/>
    <draw:marker draw:name="Linienende_20_2" draw:display-name="Linienende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15.06.2014</text:date>, <text:time>13:0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Andreas Säger</meta:initial-creator>
    <meta:creation-date>2008-03-31T15:41:53</meta:creation-date>
    <dc:creator>Claudia Säger</dc:creator>
    <dc:date>2014-06-15T13:03:43.59</dc:date>
    <meta:editing-cycles>7</meta:editing-cycles>
    <meta:editing-duration>PT2H14M59S</meta:editing-duration>
    <meta:document-statistic meta:table-count="3" meta:cell-count="11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7cm" svg:height="9.906cm" xlink:href=".." xlink:type="simple" chart:class="chart:scatter" chart:style-name="ch1">
        <chart:legend chart:legend-position="end" svg:x="10.526cm" svg:y="4.405cm" style:legend-expansion="high" chart:style-name="ch2"/>
        <chart:plot-area chart:style-name="ch3" table:cell-range-address="Sheet1.A2:Sheet1.A26 Sheet1.C1:Sheet1.D26" chart:data-source-has-labels="row" svg:x="0.237cm" svg:y="0.198cm" svg:width="10.298cm" svg:height="9.311cm">
          <chartooo:coordinate-region svg:x="1.07cm" svg:y="0.384cm" svg:width="9.304cm" svg:height="8.5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label-cell-address="Sheet1.C1:Sheet1.C1" chart:class="chart:scatter">
            <chart:domain table:cell-range-address="Sheet1.A2:Sheet1.A26"/>
            <chart:data-point chart:repeated="25"/>
          </chart:series>
          <chart:series chart:style-name="ch7" chart:values-cell-range-address="Sheet1.D2:Sheet1.D26" chart:label-cell-address="Sheet1.D1:Sheet1.D1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Sheet1.A2:Sheet1.A26</svg:desc>
                </draw:g>
              </table:table-cell>
              <table:table-cell office:value-type="float" office:value="-335">
                <text:p>-335</text:p>
                <draw:g>
                  <svg:desc>Sheet1.C2:Sheet1.C26</svg:desc>
                </draw:g>
              </table:table-cell>
              <table:table-cell office:value-type="float" office:value="-322.228034188034">
                <text:p>-322.228034188034</text:p>
                <draw:g>
                  <svg:desc>Sheet1.D2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-242">
                <text:p>-242</text:p>
              </table:table-cell>
              <table:table-cell office:value-type="float" office:value="-254.421025641026">
                <text:p>-254.421025641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-181">
                <text:p>-181</text:p>
              </table:table-cell>
              <table:table-cell office:value-type="float" office:value="-192.452887402453">
                <text:p>-192.452887402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-124">
                <text:p>-124</text:p>
              </table:table-cell>
              <table:table-cell office:value-type="float" office:value="-136.323619472315">
                <text:p>-136.323619472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86">
                <text:p>-86</text:p>
              </table:table-cell>
              <table:table-cell office:value-type="float" office:value="-86.0332218506132">
                <text:p>-86.0332218506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-104">
                <text:p>-104</text:p>
              </table:table-cell>
              <table:table-cell office:value-type="float" office:value="-41.5816945373468">
                <text:p>-41.5816945373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-2.96903753251584">
                <text:p>-2.96903753251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42">
                <text:p>42</text:p>
              </table:table-cell>
              <table:table-cell office:value-type="float" office:value="29.8047491638795">
                <text:p>29.8047491638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65">
                <text:p>65</text:p>
              </table:table-cell>
              <table:table-cell office:value-type="float" office:value="56.7396655518394">
                <text:p>56.7396655518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101">
                <text:p>101</text:p>
              </table:table-cell>
              <table:table-cell office:value-type="float" office:value="77.8357116313638">
                <text:p>77.8357116313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122">
                <text:p>122</text:p>
              </table:table-cell>
              <table:table-cell office:value-type="float" office:value="93.0928874024526">
                <text:p>93.0928874024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109">
                <text:p>109</text:p>
              </table:table-cell>
              <table:table-cell office:value-type="float" office:value="102.511192865106">
                <text:p>102.511192865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06.090628019324">
                <text:p>106.090628019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  <table:table-cell office:value-type="float" office:value="103.831192865106">
                <text:p>103.831192865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95.7328874024526">
                <text:p>95.7328874024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81.7957116313638">
                <text:p>81.7957116313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2.0196655518395">
                <text:p>62.019665551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6.4047491638796">
                <text:p>36.4047491638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4.95096246748423">
                <text:p>4.95096246748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-32.3416945373467">
                <text:p>-32.3416945373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-107">
                <text:p>-107</text:p>
              </table:table-cell>
              <table:table-cell office:value-type="float" office:value="-75.4732218506131">
                <text:p>-75.4732218506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-164">
                <text:p>-164</text:p>
              </table:table-cell>
              <table:table-cell office:value-type="float" office:value="-124.443619472315">
                <text:p>-124.443619472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-203">
                <text:p>-203</text:p>
              </table:table-cell>
              <table:table-cell office:value-type="float" office:value="-179.252887402453">
                <text:p>-179.252887402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-248">
                <text:p>-248</text:p>
              </table:table-cell>
              <table:table-cell office:value-type="float" office:value="-239.901025641026">
                <text:p>-239.901025641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-264">
                <text:p>-264</text:p>
              </table:table-cell>
              <table:table-cell office:value-type="float" office:value="-306.388034188034">
                <text:p>-306.388034188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